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600000260D19C3B3BB20973D2.png" manifest:media-type="image/png"/>
  <manifest:file-entry manifest:full-path="Pictures/10000000000004600000023F80851CDA8BC96C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dd9" officeooo:paragraph-rsid="001bbdd9"/>
    </style:style>
    <style:style style:name="P2" style:family="paragraph" style:parent-style-name="Standard">
      <style:text-properties officeooo:paragraph-rsid="001bbdd9"/>
    </style:style>
    <style:style style:name="T1" style:family="text">
      <style:text-properties officeooo:rsid="001c1b91"/>
    </style:style>
    <style:style style:name="T2" style:family="text">
      <style:text-properties officeooo:rsid="001bbd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P integrador BD</text:span><text:span text:style-name="T2"> – Codo a Codo – com 23555</text:span></text:p>
      <text:p text:style-name="P1">Buen Federico</text:p>
      <text:p text:style-name="P1"/>
      <text:p text:style-name="P1">Capturas:</text:p>
      <text:p text:style-name="Standard"><draw:frame draw:style-name="fr2" draw:name="Imagen1" text:anchor-type="char" svg:x="0cm" svg:y="0.196cm" svg:width="17cm" svg:height="8.728cm" draw:z-index="0"><draw:image xlink:href="Pictures/10000000000004600000023F80851CDA8BC96C21.png" xlink:type="simple" xlink:show="embed" xlink:actuate="onLoad" loext:mime-type="image/png"/></draw:frame></text:p>
      <text:p text:style-name="Standard"/>
      <text:p text:style-name="Standard"><draw:frame draw:style-name="fr1" draw:name="Imagen2" text:anchor-type="char" svg:width="17cm" svg:height="9.731cm" draw:z-index="1"><draw:image xlink:href="Pictures/100000000000042600000260D19C3B3BB20973D2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5T20:37:08.137426480</meta:creation-date>
    <dc:date>2023-11-15T21:05:18.906778252</dc:date>
    <meta:editing-duration>PT14M48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" meta:paragraph-count="3" meta:word-count="11" meta:character-count="64" meta:non-whitespace-character-count="54"/>
  </office:meta>
</office:document-meta>
</file>